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537cm"/>
    </style:style>
    <style:style style:name="co3" style:family="table-column">
      <style:table-column-properties fo:break-before="auto" style:column-width="9.364cm"/>
    </style:style>
    <style:style style:name="co4" style:family="table-column">
      <style:table-column-properties fo:break-before="auto" style:column-width="6.544cm"/>
    </style:style>
    <style:style style:name="co5" style:family="table-column">
      <style:table-column-properties fo:break-before="auto" style:column-width="4.671cm"/>
    </style:style>
    <style:style style:name="co6" style:family="table-column">
      <style:table-column-properties fo:break-before="auto" style:column-width="12.31cm"/>
    </style:style>
    <style:style style:name="co7" style:family="table-column">
      <style:table-column-properties fo:break-before="auto" style:column-width="14.833cm"/>
    </style:style>
    <style:style style:name="co8" style:family="table-column">
      <style:table-column-properties fo:break-before="auto" style:column-width="13.723cm"/>
    </style:style>
    <style:style style:name="co9" style:family="table-column">
      <style:table-column-properties fo:break-before="auto" style:column-width="12.347cm"/>
    </style:style>
    <style:style style:name="co10" style:family="table-column">
      <style:table-column-properties fo:break-before="auto" style:column-width="23.559cm"/>
    </style:style>
    <style:style style:name="co11" style:family="table-column">
      <style:table-column-properties fo:break-before="auto" style:column-width="8.301cm"/>
    </style:style>
    <style:style style:name="co12" style:family="table-column">
      <style:table-column-properties fo:break-before="auto" style:column-width="2.482cm"/>
    </style:style>
    <style:style style:name="co13" style:family="table-column">
      <style:table-column-properties fo:break-before="auto" style:column-width="2.637cm"/>
    </style:style>
    <style:style style:name="ro1" style:family="table-row">
      <style:table-row-properties style:row-height="0.453cm" fo:break-before="auto" style:use-optimal-row-height="true"/>
    </style:style>
    <style:style style:name="ro2" style:family="table-row">
      <style:table-row-properties style:row-height="0.58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1.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0.684cm" fo:break-before="auto" style:use-optimal-row-height="true"/>
    </style:style>
    <style:style style:name="ro8" style:family="table-row">
      <style:table-row-properties style:row-height="4.053cm" fo:break-before="auto" style:use-optimal-row-height="true"/>
    </style:style>
    <style:style style:name="ro9" style:family="table-row">
      <style:table-row-properties style:row-height="2.552cm" fo:break-before="auto" style:use-optimal-row-height="true"/>
    </style:style>
    <style:style style:name="ro10" style:family="table-row">
      <style:table-row-properties style:row-height="0.631cm" fo:break-before="auto" style:use-optimal-row-height="true"/>
    </style:style>
    <style:style style:name="ta1" style:family="table" style:master-page-name="Default">
      <style:table-properties table:display="true" style:writing-mode="lr-tb"/>
    </style:style>
    <style:style style:name="ta2"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6pt" fo:language="fr" fo:country="FR" fo:font-style="normal" fo:text-shadow="none" style:text-underline-style="none" fo:font-weight="bold" style:font-name-asian="Lucida Sans Unicode" style:font-size-asian="16pt" style:language-asian="en" style:country-asian="US" style:font-style-asian="normal" style:font-weight-asian="bold" style:font-name-complex="Tahoma" style:font-size-complex="9.05000019073486pt" style:language-complex="en" style:country-complex="US" style:font-style-complex="normal" style:font-weight-complex="bold"/>
    </style:style>
    <style:style style:name="ce4" style:family="table-cell" style:parent-style-name="Excel_20_Built-in_20_Normal">
      <style:table-cell-properties fo:wrap-option="wrap"/>
      <style:text-properties style:font-name="Arial" fo:language="fr" fo:country="FR"/>
    </style:style>
    <style:style style:name="ce5" style:family="table-cell" style:parent-style-name="Excel_20_Built-in_20_Normal">
      <style:table-cell-properties fo:wrap-option="wrap"/>
      <style:text-properties fo:language="fr" fo:country="FR"/>
    </style:style>
    <style:style style:name="ce6" style:family="table-cell" style:parent-style-name="Excel_20_Built-in_20_Normal">
      <style:text-properties style:font-name="Times New Roman" fo:font-size="16pt" fo:language="fr" fo:country="FR"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7" style:family="table-cell" style:parent-style-name="Default">
      <style:text-properties style:font-name="Times New Roman" fo:font-size="16pt" fo:language="fr" fo:country="FR"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ce8" style:family="table-cell" style:parent-style-name="Default">
      <style:table-cell-properties fo:wrap-option="wrap"/>
      <style:text-properties style:font-name="Arial" fo:font-size="12pt" fo:language="fr" fo:country="FR" style:font-size-asian="12pt" style:font-size-complex="12pt"/>
    </style:style>
    <style:style style:name="ce9" style:family="table-cell" style:parent-style-name="Excel_20_Built-in_20_Normal">
      <style:table-cell-properties fo:wrap-option="wrap"/>
      <style:text-properties style:use-window-font-color="true" style:font-name="Times New Roman" fo:font-size="16pt" fo:language="fr" fo:country="FR" fo:font-weight="bold" style:font-name-asian="Arial" style:font-size-asian="16pt" style:language-asian="en" style:country-asian="US" style:font-weight-asian="bold" style:font-name-complex="Arial" style:font-size-complex="16pt" style:language-complex="en" style:country-complex="US" style:font-weight-complex="bold"/>
    </style:style>
    <style:style style:name="ce10" style:family="table-cell" style:parent-style-name="Default">
      <style:text-properties fo:color="#000000" style:text-outline="false" style:text-line-through-style="none" style:font-name="Times New Roman"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Excel_20_Built-in_20_Normal">
      <style:text-properties style:font-name="Times New Roman"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2" style:family="table-cell" style:parent-style-name="Excel_20_Built-in_20_Normal">
      <style:text-properties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3" style:family="table-cell" style:parent-style-name="Default">
      <style:text-properties style:font-name="Times New Roman" fo:font-size="16pt" fo:font-weight="bold" style:font-size-asian="16pt" style:font-weight-asian="bold" style:font-size-complex="16pt" style:font-weight-complex="bold"/>
    </style:style>
    <style:style style:name="ce14" style:family="table-cell" style:parent-style-name="Default" style:data-style-name="N37"/>
    <style:style style:name="ce15" style:family="table-cell" style:parent-style-name="Excel_20_Built-in_20_Normal">
      <style:table-cell-properties fo:wrap-option="wrap"/>
      <style:text-properties fo:font-size="16pt" fo:language="fr" fo:country="FR" fo:font-weight="bold" style:font-size-asian="16pt" style:font-weight-asian="bold" style:font-size-complex="16pt" style:font-weight-complex="bold"/>
    </style:style>
    <style:style style:name="ce16" style:family="table-cell" style:parent-style-name="Excel_20_Built-in_20_Normal">
      <style:table-cell-properties fo:wrap-option="wrap"/>
      <style:text-properties style:font-name="Times New Roman" fo:font-size="16pt" fo:language="fr" fo:country="FR" fo:font-weight="bold" style:font-size-asian="16pt" style:font-weight-asian="bold" style:font-size-complex="16pt" style:font-weight-complex="bold"/>
    </style:style>
    <style:style style:name="ce17" style:family="table-cell" style:parent-style-name="Default">
      <style:text-properties fo:font-size="12pt" style:font-size-asian="12pt" style:font-size-complex="12pt"/>
    </style:style>
    <style:style style:name="ce18" style:family="table-cell" style:parent-style-name="Default">
      <style:table-cell-properties fo:wrap-option="wrap"/>
      <style:text-properties fo:font-size="12pt" fo:language="fr" fo:country="FR" style:font-size-asian="12pt" style:font-size-complex="12pt"/>
    </style:style>
    <style:style style:name="ce19" style:family="table-cell" style:parent-style-name="Default" style:data-style-name="N37">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font-name="Arial" fo:font-size="13pt" fo:language="fr" fo:country="FR" style:font-size-asian="13pt" style:font-size-complex="13pt"/>
    </style:style>
    <style:style style:name="ce21" style:family="table-cell" style:parent-style-name="Default">
      <style:text-properties style:font-name="Arial" fo:font-size="13pt" style:font-size-asian="13pt" style:font-size-complex="13pt"/>
    </style:style>
    <style:style style:name="ce22"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3pt" fo:language="fr" fo:country="FR" fo:font-style="normal" fo:text-shadow="none" style:text-underline-style="none" fo:font-weight="bold" style:font-size-asian="13pt" style:font-style-asian="normal" style:font-weight-asian="bold" style:font-size-complex="13pt" style:font-style-complex="normal" style:font-weight-complex="bold"/>
    </style:style>
    <style:style style:name="ce23" style:family="table-cell" style:parent-style-name="Excel_20_Built-in_20_Normal">
      <style:table-cell-properties fo:wrap-option="wrap" style:shrink-to-fit="false"/>
      <style:text-properties style:font-name="Arial" fo:font-size="13pt" fo:language="fr" fo:country="FR" style:font-size-asian="13pt" style:font-size-complex="13pt"/>
    </style:style>
    <style:style style:name="ce24" style:family="table-cell" style:parent-style-name="Default">
      <style:table-cell-properties fo:wrap-option="wrap"/>
      <style:text-properties style:font-name="Arial" fo:font-size="13pt" style:font-size-asian="13pt" style:font-size-complex="13pt"/>
    </style:style>
    <style:style style:name="ce25" style:family="table-cell" style:parent-style-name="Default">
      <style:table-cell-properties fo:wrap-option="wrap" style:shrink-to-fit="false"/>
      <style:text-properties style:font-name="Arial" fo:font-size="13pt" fo:language="fr" fo:country="FR" style:font-size-asian="13pt" style:font-size-complex="13pt"/>
    </style:style>
    <style:style style:name="ce26" style:family="table-cell" style:parent-style-name="Default">
      <style:table-cell-properties fo:wrap-option="wrap" style:shrink-to-fit="false"/>
      <style:text-properties fo:color="#000000" style:font-name="Arial" fo:font-size="13pt" fo:language="fr" fo:country="FR" style:font-size-asian="13pt" style:font-name-complex="Arial1" style:font-size-complex="13pt"/>
    </style:style>
    <style:style style:name="ce27" style:family="table-cell" style:parent-style-name="Default">
      <style:table-cell-properties fo:wrap-option="wrap" style:shrink-to-fit="false"/>
      <style:text-properties style:font-name="Arial" fo:font-size="13pt" fo:language="fr" fo:country="FR" fo:font-weight="normal" style:font-size-asian="13pt" style:font-weight-asian="normal" style:font-size-complex="13pt" style:font-weight-complex="normal"/>
    </style:style>
    <style:style style:name="ce28" style:family="table-cell" style:parent-style-name="Default">
      <style:text-properties fo:font-size="13pt" style:font-size-asian="13pt" style:font-size-complex="13pt"/>
    </style:style>
    <style:style style:name="ce29" style:family="table-cell" style:parent-style-name="Excel_20_Built-in_20_Normal">
      <style:table-cell-properties fo:wrap-option="wrap"/>
      <style:text-properties style:font-name="Arial" fo:font-size="13pt" fo:language="fr" fo:country="FR" style:font-size-asian="13pt" style:font-size-complex="13pt"/>
    </style:style>
    <style:style style:name="ce30" style:family="table-cell" style:parent-style-name="Excel_20_Built-in_20_Normal">
      <style:table-cell-properties fo:wrap-option="wrap"/>
      <style:text-properties style:font-name="Arial" fo:font-size="13pt" fo:language="fr" fo:country="FR" style:text-underline-mode="continuous" style:text-overline-mode="continuous" style:text-line-through-mode="continuous" style:font-size-asian="13pt" style:language-asian="zh" style:country-asian="CN" style:font-size-complex="13pt" style:language-complex="hi" style:country-complex="IN"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Excel_20_Built-in_20_Normal">
      <style:table-cell-properties fo:background-color="#7030a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3pt" fo:language="fr" fo:country="FR" fo:font-style="normal" fo:text-shadow="none" style:text-underline-style="none" fo:font-weight="bold" style:font-size-asian="13pt" style:font-style-asian="normal" style:font-weight-asian="bold" style:font-size-complex="13pt" style:font-style-complex="normal" style:font-weight-complex="bold"/>
    </style:style>
    <style:style style:name="ce34" style:family="table-cell" style:parent-style-name="Excel_20_Built-in_20_Normal">
      <style:table-cell-properties style:text-align-source="value-type" style:repeat-content="false" fo:wrap-option="wrap"/>
      <style:text-properties style:font-name="Arial" fo:font-size="13pt" fo:language="fr" fo:country="FR" style:font-size-asian="13pt" style:font-size-complex="13pt"/>
    </style:style>
    <style:style style:name="ce35" style:family="table-cell" style:parent-style-name="Excel_20_Built-in_20_Normal">
      <style:table-cell-properties style:text-align-source="value-type" style:repeat-content="false" fo:wrap-option="wrap"/>
      <style:text-properties style:font-name="Arial" fo:font-size="13pt" fo:language="fr" fo:country="FR" style:font-name-asian="Lucida Sans Unicode" style:font-size-asian="13pt" style:language-asian="en" style:country-asian="US" style:font-name-complex="Tahoma" style:font-size-complex="13pt" style:language-complex="en" style:country-complex="US"/>
    </style:style>
    <style:style style:name="ce36" style:family="table-cell" style:parent-style-name="Default">
      <style:table-cell-properties style:text-align-source="value-type" style:repeat-content="false" fo:wrap-option="wrap"/>
      <style:text-properties style:font-name="Arial" fo:font-size="13pt" style:font-size-asian="13pt" style:font-size-complex="13pt"/>
    </style:style>
    <style:style style:name="ce37" style:family="table-cell" style:parent-style-name="Default">
      <style:table-cell-properties style:text-align-source="value-type" style:repeat-content="false" fo:wrap-option="wrap"/>
      <style:text-properties style:use-window-font-color="true" style:text-outline="false" style:text-line-through-style="none" style:font-name="Arial"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Excel_20_Built-in_20_Normal">
      <style:table-cell-properties style:text-align-source="value-type" style:repeat-content="false" fo:wrap-option="wrap"/>
      <style:text-properties style:font-name="Arial" fo:font-size="13pt" style:font-size-asian="13pt" style:font-size-complex="13pt"/>
    </style:style>
    <style:style style:name="ce39" style:family="table-cell" style:parent-style-name="Default">
      <style:table-cell-properties style:text-align-source="value-type" style:repeat-content="false" fo:wrap-option="wrap"/>
      <style:text-properties style:font-name="Arial" fo:font-size="13pt" fo:language="fr" fo:country="FR" style:font-size-asian="13pt" style:font-size-complex="13pt"/>
    </style:style>
    <style:style style:name="ce40" style:family="table-cell" style:parent-style-name="Excel_20_Built-in_20_Normal">
      <style:table-cell-properties style:text-align-source="value-type" style:repeat-content="false" fo:wrap-option="wrap"/>
      <style:text-properties style:font-name="Arial" fo:font-size="13pt" fo:language="fr" fo:country="FR" style:text-underline-mode="continuous" style:text-overline-mode="continuous" style:text-line-through-mode="continuous" style:font-size-asian="13pt" style:language-asian="zh" style:country-asian="CN" style:font-size-complex="13pt" style:language-complex="hi" style:country-complex="IN" style:text-emphasize="none" style:font-relief="none" style:text-overline-style="none" style:text-overline-color="font-color"/>
    </style:style>
    <style:style style:name="ce41" style:family="table-cell" style:parent-style-name="Default">
      <style:table-cell-properties fo:wrap-option="wrap"/>
      <style:text-properties fo:font-size="13pt" style:font-size-asian="13pt" style:font-size-complex="13pt"/>
    </style:style>
    <style:style style:name="ce42" style:family="table-cell" style:parent-style-name="Excel_20_Built-in_20_Normal">
      <style:table-cell-properties fo:wrap-option="wrap"/>
      <style:text-properties style:use-window-font-color="true" style:font-name="Arial" fo:font-size="13pt" fo:language="fr" fo:country="FR" style:font-name-asian="Lucida Sans Unicode" style:font-size-asian="13pt" style:language-asian="en" style:country-asian="US" style:font-name-complex="Tahoma" style:font-size-complex="13pt" style:language-complex="en" style:country-complex="US"/>
    </style:style>
    <style:style style:name="ce4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Excel_20_Built-in_20_Normal">
      <style:table-cell-properties fo:wrap-option="wrap"/>
      <style:text-properties fo:color="#000000" style:text-outline="false" style:text-line-through-style="none" style:font-name="Calibri" fo:font-size="12pt" fo:language="fr" fo:country="FR"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Default">
      <style:text-properties style:font-name="Times New Roman" fo:font-size="16pt" style:font-size-asian="16pt" style:font-size-complex="16pt"/>
    </style:style>
    <style:style style:name="ce46" style:family="table-cell" style:parent-style-name="Default">
      <style:table-cell-properties fo:wrap-option="wrap"/>
      <style:text-properties fo:language="fr" fo:country="FR"/>
    </style:style>
    <style:style style:name="T1" style:family="text">
      <style:text-properties fo:color="#000099" style:text-underline-style="solid" style:text-underline-width="auto" style:text-underline-color="font-color"/>
    </style:style>
    <style:style style:name="T2" style:family="text">
      <style:text-properties fo:font-size="12pt" fo:language="en" fo:country="US" style:font-size-asian="12pt"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10 recomand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text:p>raison</text:p>
          </table:table-cell>
          <table:table-cell/>
        </table:table-row>
        <table:table-row table:style-name="ro1">
          <table:table-cell office:value-type="float" office:value="1">
            <text:p>1</text:p>
          </table:table-cell>
          <table:table-cell office:value-type="string">
            <text:p>indiquer le language du site dans le html </text:p>
          </table:table-cell>
          <table:table-cell table:number-columns-repeated="2"/>
        </table:table-row>
      </table:table>
      <table:table table:name="Feuil1" table:style-name="ta2" table:print="false">
        <office:forms form:automatic-focus="false" form:apply-design-mode="false"/>
        <table:table-column table:style-name="co5" table:default-cell-style-name="ce5"/>
        <table:table-column table:style-name="co6" table:default-cell-style-name="ce23"/>
        <table:table-column table:style-name="co7" table:default-cell-style-name="ce29"/>
        <table:table-column table:style-name="co8" table:default-cell-style-name="ce34"/>
        <table:table-column table:style-name="co9" table:default-cell-style-name="ce29"/>
        <table:table-column table:style-name="co10" table:default-cell-style-name="ce29"/>
        <table:table-column table:style-name="co11" table:default-cell-style-name="ce5"/>
        <table:table-column table:style-name="co12" table:number-columns-repeated="19" table:default-cell-style-name="ce5"/>
        <table:table-column table:style-name="co13" table:number-columns-repeated="998" table:default-cell-style-name="ce5"/>
        <table:table-row table:style-name="ro2">
          <table:table-cell table:style-name="ce1" office:value-type="string">
            <text:p>Catégorie</text:p>
          </table:table-cell>
          <table:table-cell table:style-name="ce22" office:value-type="string">
            <text:p>Problème analysé</text:p>
          </table:table-cell>
          <table:table-cell table:style-name="ce22" office:value-type="string">
            <text:p>Bonne pratique à adopter</text:p>
          </table:table-cell>
          <table:table-cell table:style-name="ce33" office:value-type="string">
            <text:p>Explication du problème</text:p>
          </table:table-cell>
          <table:table-cell table:style-name="ce22" office:value-type="string">
            <text:p>Action recommandée</text:p>
          </table:table-cell>
          <table:table-cell table:style-name="ce22" office:value-type="string">
            <text:p>Référence</text:p>
          </table:table-cell>
          <table:table-cell table:style-name="ce44" table:number-columns-repeated="20"/>
          <table:table-cell table:number-columns-repeated="998"/>
        </table:table-row>
        <table:table-row table:style-name="ro3">
          <table:table-cell table:style-name="ce2" office:value-type="string">
            <text:p>(SEO ou accessibilité ?)</text:p>
          </table:table-cell>
          <table:table-cell table:number-columns-repeated="4"/>
          <table:table-cell office:value-type="string">
            <text:p>Base des cours OpenClassroom, <text:span text:style-name="T1">https://support.google.com/webmasters/answer/7451184</text:span><text:span text:style-name="T1">?h</text:span>,</text:p>
            <text:p><text:s/>et appuyées avec d'autres sites comme :</text:p>
          </table:table-cell>
          <table:table-cell table:number-columns-repeated="1018"/>
        </table:table-row>
        <table:table-row table:style-name="ro4">
          <table:table-cell table:style-name="ce3" office:value-type="string" table:number-columns-spanned="2" table:number-rows-spanned="1">
            <text:p>1.Mettre les bons mots clés aux bons endroits. </text:p>
          </table:table-cell>
          <table:covered-table-cell/>
          <table:table-cell table:number-columns-repeated="1022"/>
        </table:table-row>
        <table:table-row table:style-name="ro2">
          <table:table-cell table:style-name="Default"/>
          <table:table-cell table:style-name="ce24" table:number-columns-repeated="5"/>
          <table:table-cell table:style-name="Default" table:number-columns-repeated="1018"/>
        </table:table-row>
        <table:table-row table:style-name="ro5">
          <table:table-cell table:style-name="ce4" office:value-type="string">
            <text:p>SEO </text:p>
          </table:table-cell>
          <table:table-cell office:value-type="string">
            <text:p>Mettre mots clés choisi dans &lt;title&gt;</text:p>
          </table:table-cell>
          <table:table-cell office:value-type="string">
            <text:p>Inclure notre mot clé principal <text:s/>dans &lt;title&gt;, 70 caractères max. Ils ne doivent pas être les mêmes sur toute les pages.</text:p>
          </table:table-cell>
          <table:table-cell office:value-type="string">
            <text:p>Il n'y a rien dans &lt;title&gt; <text:s/>et <text:s/>celui de la “page2” n'est pas pertinent.</text:p>
          </table:table-cell>
          <table:table-cell table:style-name="ce30" office:value-type="string">
            <text:p>contenir dans la balise &lt;title&gt; le mot-clé visé, mais aussi donner envie au visiteur de cliquer pour lire votre page. </text:p>
          </table:table-cell>
          <table:table-cell table:style-name="ce30" office:value-type="string">
            <text:p><text:a xlink:href="https://www.referenseo.com/guide-seo/balise-title/">https://www.referenseo.com/guide-seo/balise-title/</text:a> </text:p>
          </table:table-cell>
          <table:table-cell table:style-name="ce4" table:number-columns-repeated="1018"/>
        </table:table-row>
        <table:table-row table:style-name="ro5">
          <table:table-cell table:style-name="ce4" office:value-type="string">
            <text:p>SEO </text:p>
          </table:table-cell>
          <table:table-cell office:value-type="string">
            <text:p>Pas de 'content' dans la balise &lt;meta “description”&gt;</text:p>
          </table:table-cell>
          <table:table-cell office:value-type="string">
            <text:p>Description de la page, 50 a 160 caractères sont recommandés. Ils ne doivent pas être les mêmes sur toute les pages.</text:p>
          </table:table-cell>
          <table:table-cell office:value-type="string">
            <text:p>Lorsque notre site s'affiche sur les moteurs de recherche, une description automatique va s'afficher, il serait donc plus judicieux de la choisir et d'y inclure nos mots clés</text:p>
          </table:table-cell>
          <table:table-cell office:value-type="string">
            <text:p>mettre une description pertinente avec notre mot clé principal en premier si possible. Inclure le nom de marque et mots proches..</text:p>
          </table:table-cell>
          <table:table-cell table:style-name="ce30" office:value-type="string">
            <text:p><text:a xlink:href="https://moz.com/learn/seo/meta-description">https://moz.com/learn/seo/meta-description</text:a> <text:a xlink:href="https://support.google.com/webmasters/answer/35624?hl=fr">https://support.google.com/webmasters/answer/35624?hl=fr</text:a></text:p>
          </table:table-cell>
          <table:table-cell table:style-name="ce4" table:number-columns-repeated="1018"/>
        </table:table-row>
        <table:table-row table:style-name="ro3">
          <table:table-cell table:style-name="ce4" office:value-type="string">
            <text:p>SEO </text:p>
          </table:table-cell>
          <table:table-cell office:value-type="string">
            <text:p>La balise &lt;meta&gt; et les class keywords sont aujourd'hui inutile pour le référencement</text:p>
          </table:table-cell>
          <table:table-cell office:value-type="string">
            <text:p>Placer plutôt nos mots clés dans le “title”, “meta description”, “h1”, “h2” etc.. par exemple</text:p>
          </table:table-cell>
          <table:table-cell office:value-type="string">
            <text:p><text:s/>La meta keywords permet aux concurrents de récupérer très facilement nos mots clés et est aujourd'hui inutile.</text:p>
          </table:table-cell>
          <table:table-cell office:value-type="string">
            <text:p>La supprimer et placer nos mots clés dans des autres balises</text:p>
          </table:table-cell>
          <table:table-cell table:style-name="ce30" office:value-type="string">
            <text:p><text:a xlink:href="https://optimiz.me/la-balise-meta-keywords/">https://optimiz.me/la-balise-meta-keywords/</text:a></text:p>
          </table:table-cell>
          <table:table-cell table:style-name="ce4" table:number-columns-repeated="1018"/>
        </table:table-row>
        <table:table-row table:style-name="ro5">
          <table:table-cell table:style-name="ce4" office:value-type="string">
            <text:p>SEO </text:p>
          </table:table-cell>
          <table:table-cell office:value-type="string">
            <text:p>Mauvais mots clé dans l 'attribut alt des images.</text:p>
          </table:table-cell>
          <table:table-cell table:style-name="ce30" office:value-type="string">
            <text:p>Définir la balise ALT de l’image en décrivant vos images avec un français simple et des mots clés sur lesquels vous souhaitez qu’elles remontent dans les moteurs de recherche </text:p>
          </table:table-cell>
          <table:table-cell office:value-type="string">
            <text:p>Le mots clé Paris web design ne devrait pas apparaître par exemple car l'on se situe a Lyon.</text:p>
          </table:table-cell>
          <table:table-cell office:value-type="string">
            <text:p>Écrivez une description pertinente incluant plusieurs mots clés dont le principal si possible. Court et descriptif pour éviter le 'Black hat'.</text:p>
          </table:table-cell>
          <table:table-cell table:style-name="ce30" office:value-type="string">
            <text:p><text:a xlink:href="https://smartkeyword.io/seo-on-page-images-attribut-alt/">https://smartkeyword.io/seo-on-page-images-attribut-alt/</text:a> <text:a xlink:href="https://support.google.com/webmasters/answer/7451184?h">https://support.google.com/webmasters/answer/7451184?h</text:a></text:p>
          </table:table-cell>
          <table:table-cell table:style-name="ce4" table:number-columns-repeated="1018"/>
        </table:table-row>
        <table:table-row table:style-name="ro5">
          <table:table-cell table:style-name="ce4" office:value-type="string">
            <text:p>SEO </text:p>
          </table:table-cell>
          <table:table-cell office:value-type="string">
            <text:p>Il n'y a pas le mot clé principal dans le &lt;h1&gt; de la page d'Accueil.</text:p>
          </table:table-cell>
          <table:table-cell office:value-type="string">
            <text:p>Intégrez le mot-clé principal de la page dans le &lt;h1&gt;, et avoir un seul &lt;h1&gt; par page.</text:p>
          </table:table-cell>
          <table:table-cell office:value-type="string">
            <text:p>Si l'on souhaite un bon référencement pour le mot clé 'Entreprise Webdesign Lyon' il est important de l'inclure dans le &lt;h1&gt; dans la page d'Accueil. Entre 30 et 70 caractères</text:p>
          </table:table-cell>
          <table:table-cell office:value-type="string">
            <text:p>Ajouter ou remplacer le mot clé Entreprise webdesign Lyon a &lt;h1&gt;</text:p>
          </table:table-cell>
          <table:table-cell table:style-name="ce30" office:value-type="string">
            <text:p><text:a xlink:href="https://smartkeyword.io/seo-on-page-balise-h1/">https://smartkeyword.io/seo-on-page-balise-h1/</text:a> </text:p>
          </table:table-cell>
          <table:table-cell table:style-name="ce4" table:number-columns-repeated="1018"/>
        </table:table-row>
        <table:table-row table:style-name="ro5">
          <table:table-cell table:style-name="ce4" office:value-type="string">
            <text:p>accessibilité et SEO </text:p>
          </table:table-cell>
          <table:table-cell office:value-type="string">
            <text:p>Les sous titres de page 1 ne sont pas en &lt;h2&gt; mais en image png.et absence de &lt;h2&gt; dans la page 2</text:p>
          </table:table-cell>
          <table:table-cell office:value-type="string">
            <text:p>Utiliser les balises &lt;h2&gt; et&lt;h3&gt; pour les sous-titres </text:p>
          </table:table-cell>
          <table:table-cell office:value-type="string">
            <text:p>Utiliser des images pour inclure des sous titres va impacter notre performance, et ne vas pas optimiser nos mots cles et donc notre référencement</text:p>
          </table:table-cell>
          <table:table-cell office:value-type="string">
            <text:p>Supprimer les images 'textes', et les remplacer en les écrivant dans une balises html, comme &lt;h2&gt; pour les sous titres. </text:p>
          </table:table-cell>
          <table:table-cell table:style-name="ce30" office:value-type="string">
            <text:p><text:a xlink:href="https://www.referenseo.com/guide-seo/balises-h1-h2-h3/">https://www.referenseo.com/guide-seo/balises-h1-h2-h3/</text:a> </text:p>
          </table:table-cell>
          <table:table-cell table:style-name="ce4" table:number-columns-repeated="1018"/>
        </table:table-row>
        <table:table-row table:style-name="ro5">
          <table:table-cell table:style-name="ce4" office:value-type="string">
            <text:p>SEO </text:p>
          </table:table-cell>
          <table:table-cell office:value-type="string">
            <text:p>nom du fichier de la page2 a changer </text:p>
          </table:table-cell>
          <table:table-cell office:value-type="string">
            <text:p><text:s/>Il faut placer dans vos URLs le(s) mot(s) clé(s) attribué(s) à la page en question</text:p>
          </table:table-cell>
          <table:table-cell office:value-type="string">
            <text:p>si l'on nomme notre page 2, 'page2.html', il va apparaître dans l'Url de la page en question. Ce n'est pas très attirants aux yeux de l'internaute et donc de Google.</text:p>
          </table:table-cell>
          <table:table-cell office:value-type="string">
            <text:p>Mettre notre mot clé principal dans l'URL et changer le nom de la deuxième page par contact par exemple.</text:p>
          </table:table-cell>
          <table:table-cell table:style-name="ce30" office:value-type="string">
            <text:p><text:a xlink:href="https://www.louismaitreau.fr/blog/url-seo/">https://www.louismaitreau.fr/blog/url-seo/</text:a> </text:p>
          </table:table-cell>
          <table:table-cell table:style-name="ce4" table:number-columns-repeated="1018"/>
        </table:table-row>
        <table:table-row table:style-name="ro5">
          <table:table-cell table:style-name="ce4" office:value-type="string">
            <text:p>SEO </text:p>
          </table:table-cell>
          <table:table-cell table:style-name="ce24" office:value-type="string">
            <text:p>Il n'y a pas de Strong dans les paragraphes</text:p>
          </table:table-cell>
          <table:table-cell table:style-name="ce30" office:value-type="string">
            <text:p>Si un texte est déjà mis en forme avec des balise &lt;hn&gt; ne rajoutez pas de balise &lt;strong&gt; vous pourrez être pénalise par les moteurs de recherche. </text:p>
          </table:table-cell>
          <table:table-cell office:value-type="string">
            <text:p>Il y a des mots clés dans les paragraphes et ils ne sont pas mis en valeur.</text:p>
          </table:table-cell>
          <table:table-cell office:value-type="string">
            <text:p>Rajouter une balise &lt;strong&gt; aux mots clés des paragraphes.</text:p>
          </table:table-cell>
          <table:table-cell table:style-name="ce30" office:value-type="string">
            <text:p><text:a xlink:href="https://smartkeyword.io/seo-on-page-balises-hn-strong-em/">https://smartkeyword.io/seo-on-page-balises-hn-strong-em/</text:a> </text:p>
          </table:table-cell>
          <table:table-cell table:style-name="ce4" table:number-columns-repeated="1018"/>
        </table:table-row>
        <table:table-row table:style-name="ro2">
          <table:table-cell table:number-columns-repeated="1024"/>
        </table:table-row>
        <table:table-row table:style-name="ro4">
          <table:table-cell table:style-name="ce6" office:value-type="string" table:number-columns-spanned="2" table:number-rows-spanned="1">
            <text:p>2.Indiquer la langue de la page web</text:p>
          </table:table-cell>
          <table:covered-table-cell/>
          <table:table-cell table:number-columns-repeated="1022"/>
        </table:table-row>
        <table:table-row table:style-name="ro2">
          <table:table-cell table:number-columns-repeated="1024"/>
        </table:table-row>
        <table:table-row table:style-name="ro5">
          <table:table-cell office:value-type="string">
            <text:p>Accessibilité </text:p>
          </table:table-cell>
          <table:table-cell office:value-type="string">
            <text:p>La balise &lt;HTML lang=”Defaults”&gt; </text:p>
          </table:table-cell>
          <table:table-cell office:value-type="string">
            <text:p>mettre une langue, une langue par page est recommande. “fr” pour français, “en” pour anglais etc...</text:p>
          </table:table-cell>
          <table:table-cell table:style-name="ce35" office:value-type="string">
            <text:p>Sans cet attribut, les lecteurs d'écran utiliseront la lange paramétrée par le système d'exploitation, ce qui pourra entraîner des défauts de prononciations.</text:p>
          </table:table-cell>
          <table:table-cell office:value-type="string">
            <text:p>mettre “fr” a la place de “default” pour indiquer que notre site est en français </text:p>
          </table:table-cell>
          <table:table-cell table:style-name="ce42" office:value-type="string">
            <text:p><text:span text:style-name="T2"><text:a xlink:href="https://developer.mozilla.org/fr/docs/Web/HTML/Element/html">https://developer.mozilla.org/fr/docs/Web/HTML/Element/html</text:a></text:span><text:span text:style-name="T2"> </text:span>; </text:p>
          </table:table-cell>
          <table:table-cell table:number-columns-repeated="1018"/>
        </table:table-row>
        <table:table-row table:style-name="ro2">
          <table:table-cell table:style-name="Default"/>
          <table:table-cell table:style-name="ce24" table:number-columns-repeated="2"/>
          <table:table-cell table:style-name="ce36"/>
          <table:table-cell table:style-name="ce24" table:number-columns-repeated="2"/>
          <table:table-cell table:style-name="Default" table:number-columns-repeated="1018"/>
        </table:table-row>
        <table:table-row table:style-name="ro4">
          <table:table-cell table:style-name="ce7" office:value-type="string" table:number-columns-spanned="2" table:number-rows-spanned="1">
            <text:p>3.Indiquer les bonnes métadonnées de la page web.</text:p>
          </table:table-cell>
          <table:covered-table-cell table:style-name="ce24"/>
          <table:table-cell table:style-name="ce24"/>
          <table:table-cell table:style-name="ce36"/>
          <table:table-cell table:style-name="ce24" table:number-columns-repeated="2"/>
          <table:table-cell table:style-name="ce45" table:number-columns-repeated="1018"/>
        </table:table-row>
        <table:table-row table:style-name="ro4">
          <table:table-cell table:style-name="ce7"/>
          <table:table-cell table:style-name="ce24" table:number-columns-repeated="2"/>
          <table:table-cell table:style-name="ce36"/>
          <table:table-cell table:style-name="ce24" table:number-columns-repeated="2"/>
          <table:table-cell table:style-name="ce45" table:number-columns-repeated="1018"/>
        </table:table-row>
        <table:table-row table:style-name="ro5">
          <table:table-cell office:value-type="string">
            <text:p>SEO </text:p>
          </table:table-cell>
          <table:table-cell table:style-name="ce25" office:value-type="string">
            <text:p>pas de meta canonical</text:p>
          </table:table-cell>
          <table:table-cell table:style-name="ce31" office:value-type="string">
            <text:p>inserer une balise canonique pour les moteurs de recherche pour eviter d'etre penalise par google.</text:p>
          </table:table-cell>
          <table:table-cell table:style-name="ce37" office:value-type="string">
            <text:p>si quelqu'un venait à copier notre contenu,nous indiquons aux moteurs de recherche que c'est sur notre page que se situe la version originale.</text:p>
          </table:table-cell>
          <table:table-cell table:style-name="ce32" office:value-type="string">
            <text:p>mettre cette balise sur toutes nos pages</text:p>
          </table:table-cell>
          <table:table-cell table:style-name="ce31" office:value-type="string">
            <text:p><text:a xlink:href="https://moz.com/learn/seo/canonicalization">https://moz.com/learn/seo/canonicalization</text:a> <text:a xlink:href="https://www.lafabriquedunet.fr/seo/articles/balises-html-seo/">https://www.lafabriquedunet.fr/seo/articles/balises-html-seo/</text:a></text:p>
          </table:table-cell>
          <table:table-cell table:style-name="ce8" table:number-columns-repeated="1018"/>
        </table:table-row>
        <table:table-row table:style-name="ro6">
          <table:table-cell office:value-type="string">
            <text:p>SEO </text:p>
          </table:table-cell>
          <table:table-cell office:value-type="string">
            <text:p>Pas de balises meta open graph et twitter cards</text:p>
          </table:table-cell>
          <table:table-cell office:value-type="string">
            <text:p>Ajouter des balises &lt;meta&gt; open graph, twitter cards et faire des liens vers notre site web de nos réseaux sociaux.</text:p>
          </table:table-cell>
          <table:table-cell office:value-type="string">
            <text:p>les balises open graph et twitter cards améliorent indirectement le SEO, ne pas les mettre serait donc ne pas optmiser le SEO</text:p>
          </table:table-cell>
          <table:table-cell office:value-type="string">
            <text:p>Crée ces méta <text:s/>pour améliorer notre stratégie sociale media, qui permet d'augmenter le trafic etc..</text:p>
          </table:table-cell>
          <table:table-cell table:style-name="ce30" office:value-type="string">
            <text:p><text:a xlink:href="https://www.referenseo.com/guide-seo/open-graph/">https://www.referenseo.com/guide-seo/open-graph/</text:a>; <text:a xlink:href="https://opengraphcheck.com/">https://opengraphcheck.com/</text:a> <text:a xlink:href="https://www.contentking.fr/academie/twitter-cards/">https://www.contentking.fr/academie/twitter-cards/</text:a> https://developer.twitter.com/en/docs/tweets/optimize-with-cards/guides/getting-started</text:p>
            <text:p/>
          </table:table-cell>
          <table:table-cell table:number-columns-repeated="1018"/>
        </table:table-row>
        <table:table-row table:style-name="ro2">
          <table:table-cell table:style-name="ce8" office:value-type="string">
            <text:p>Accessibilité </text:p>
          </table:table-cell>
          <table:table-cell office:value-type="string">
            <text:p>Le favicon est en jpg alors que la balise l'indique en PNG</text:p>
          </table:table-cell>
          <table:table-cell office:value-type="string">
            <text:p>Le favicon doit etre en format ICO, PNG, GIF ou SVG.</text:p>
          </table:table-cell>
          <table:table-cell office:value-type="string">
            <text:p>Le favicon est en mauvais format.</text:p>
          </table:table-cell>
          <table:table-cell office:value-type="string">
            <text:p>Le mettre dans un autre format PNG par exemple.</text:p>
          </table:table-cell>
          <table:table-cell table:style-name="ce30" office:value-type="string">
            <text:p><text:a xlink:href="https://facemweb.com/creation-web/favicon-definition">https://facemweb.com/creation-web/favicon-definition</text:a> </text:p>
          </table:table-cell>
          <table:table-cell table:number-columns-repeated="1018"/>
        </table:table-row>
        <table:table-row table:style-name="ro2">
          <table:table-cell table:style-name="ce8"/>
          <table:table-cell table:number-columns-repeated="1023"/>
        </table:table-row>
        <table:table-row table:style-name="ro4">
          <table:table-cell table:style-name="ce9" office:value-type="string" table:number-columns-spanned="2" table:number-rows-spanned="1">
            <text:p>4. Améliorer la performance du site.</text:p>
          </table:table-cell>
          <table:covered-table-cell/>
          <table:table-cell table:number-columns-repeated="3"/>
          <table:table-cell table:style-name="ce30"/>
          <table:table-cell table:number-columns-repeated="1018"/>
        </table:table-row>
        <table:table-row table:style-name="ro2">
          <table:table-cell table:number-columns-repeated="5"/>
          <table:table-cell table:style-name="ce30"/>
          <table:table-cell table:number-columns-repeated="1018"/>
        </table:table-row>
        <table:table-row table:style-name="ro5">
          <table:table-cell office:value-type="string">
            <text:p>accessibilité</text:p>
          </table:table-cell>
          <table:table-cell office:value-type="string">
            <text:p><text:s/>images trop lourdes</text:p>
          </table:table-cell>
          <table:table-cell office:value-type="string">
            <text:p>redimensionner et compresser les images avant de les mettes sur notre site. </text:p>
          </table:table-cell>
          <table:table-cell table:style-name="ce38" office:value-type="string">
            <text:p>Plus une image est grande, plus elle est lourde et donc longue à télécharger pour le navigateur. </text:p>
          </table:table-cell>
          <table:table-cell office:value-type="string">
            <text:p>Redimensionner les images a l'aide d'une app comme Paint puis les compresser a l'aide d'une app ou d'un site comme <text:a xlink:href="https://compressor.io/">https://compressor.io/</text:a></text:p>
          </table:table-cell>
          <table:table-cell office:value-type="string">
            <text:p><text:a xlink:href="https://kinsta.com/fr/blog/optimiser-les-images-pour-le-web/">https://kinsta.com/fr/blog/optimiser-les-images-pour-le-web/</text:a></text:p>
          </table:table-cell>
          <table:table-cell table:number-columns-repeated="1018"/>
        </table:table-row>
        <table:table-row table:style-name="ro2" table:number-rows-repeated="2">
          <table:table-cell table:number-columns-repeated="1024"/>
        </table:table-row>
        <table:table-row table:style-name="ro4">
          <table:table-cell table:style-name="ce10" office:value-type="string" table:number-columns-spanned="2" table:number-rows-spanned="1">
            <text:p>5. Eviter le "Black hat"</text:p>
          </table:table-cell>
          <table:covered-table-cell table:style-name="ce24"/>
          <table:table-cell table:style-name="ce24" table:number-columns-repeated="4"/>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5">
          <table:table-cell office:value-type="string">
            <text:p>Seo </text:p>
          </table:table-cell>
          <table:table-cell office:value-type="string">
            <text:p>Il y a des mots clés cachés</text:p>
          </table:table-cell>
          <table:table-cell office:value-type="string">
            <text:p>Le « content cloaking » ou la dissimulation de contenu sur un site web est l’une des plus anciennes tactiques SEO. Aujourd’hui cette technique appartient aux Black Hat</text:p>
          </table:table-cell>
          <table:table-cell office:value-type="string">
            <text:p>Le ''Black Hat'' est pénalisé par les moteurs de recherches </text:p>
          </table:table-cell>
          <table:table-cell table:style-name="ce30" office:value-type="string">
            <text:p>Supprimer ces mots clés</text:p>
          </table:table-cell>
          <table:table-cell office:value-type="string">
            <text:p><text:a xlink:href="https://seo-actu.fr/referencement-tout-savoir-sur-le-texte-cache/">https://seo-actu.fr/referencement-tout-savoir-sur-le-texte-cache/</text:a> </text:p>
          </table:table-cell>
          <table:table-cell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2">
          <table:table-cell table:number-columns-repeated="5"/>
          <table:table-cell table:style-name="ce30"/>
          <table:table-cell table:number-columns-repeated="1018"/>
        </table:table-row>
        <table:table-row table:style-name="ro4">
          <table:table-cell table:style-name="ce11" office:value-type="string" table:number-columns-spanned="2" table:number-rows-spanned="1">
            <text:p>6. Assurer une bonne accessibilite au site.</text:p>
          </table:table-cell>
          <table:covered-table-cell/>
          <table:table-cell table:number-columns-repeated="3"/>
          <table:table-cell table:style-name="ce30"/>
          <table:table-cell table:number-columns-repeated="1018"/>
        </table:table-row>
        <table:table-row table:style-name="ro4">
          <table:table-cell table:style-name="ce12"/>
          <table:table-cell table:number-columns-repeated="4"/>
          <table:table-cell table:style-name="ce30"/>
          <table:table-cell table:number-columns-repeated="1018"/>
        </table:table-row>
        <table:table-row table:style-name="ro3">
          <table:table-cell office:value-type="string">
            <text:p>Accessibilité </text:p>
          </table:table-cell>
          <table:table-cell office:value-type="string">
            <text:p>Les liens de navigation accueil et contact de page 2 sortent de la page.</text:p>
          </table:table-cell>
          <table:table-cell office:value-type="string">
            <text:p>Ne pas mettre en lien des fichiers manquants</text:p>
          </table:table-cell>
          <table:table-cell office:value-type="string">
            <text:p>le fichier bootstrap.min.css est manquant</text:p>
          </table:table-cell>
          <table:table-cell office:value-type="string">
            <text:p>le remplacer par le fichier d'origine bootstrap.css, et tout se remet convenablement</text:p>
          </table:table-cell>
          <table:table-cell office:value-type="string">
            <text:p><text:a xlink:href="https://openclassrooms.com/fr/courses/1885491-prenez-en-main-bootstrap/1885777-mise-en-route">https://openclassrooms.com/fr/courses/1885491-prenez-en-main-bootstrap/1885777-mise-en-route</text:a></text:p>
          </table:table-cell>
          <table:table-cell table:number-columns-repeated="1018"/>
        </table:table-row>
        <table:table-row table:style-name="ro3">
          <table:table-cell office:value-type="string">
            <text:p>Accessibilité </text:p>
          </table:table-cell>
          <table:table-cell office:value-type="string">
            <text:p>Les contrastes de couleurs ne sont pas aux normes</text:p>
          </table:table-cell>
          <table:table-cell office:value-type="string">
            <text:p>Le contraste des couleurs DOIT respecter le niveau AA de WCAG 2.0 </text:p>
          </table:table-cell>
          <table:table-cell office:value-type="string">
            <text:p>La couleur tests de contrastes ne passent pas </text:p>
          </table:table-cell>
          <table:table-cell office:value-type="string">
            <text:p>Changer les couleurs pour être aux normes</text:p>
          </table:table-cell>
          <table:table-cell table:style-name="ce30" office:value-type="string">
            <text:p><text:a xlink:href="https://developer.mozilla.org/fr/docs/Web/Accessibility/Understanding_WCAG/Perceivable/Contraste_de_la_couleur">https://developer.mozilla.org/fr/docs/Web/Accessibility/Understanding_WCAG/Perceivable/Contraste_de_la_couleur</text:a> <text:s/><text:a xlink:href="https://developer.mozilla.org/fr/docs/Accessibilité/Checklist_accessibilite_mobile">https://developer.mozilla.org/fr/docs/Accessibilit%C3%A9/Checklist_accessibilite_mobile</text:a></text:p>
          </table:table-cell>
          <table:table-cell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3">
          <table:table-cell office:value-type="string">
            <text:p>Accessibilité </text:p>
          </table:table-cell>
          <table:table-cell table:style-name="ce24" office:value-type="string">
            <text:p>Il y a des textes sur les images</text:p>
          </table:table-cell>
          <table:table-cell table:style-name="ce23" office:value-type="string">
            <text:p>Les textes sur background image sont être éviter.</text:p>
          </table:table-cell>
          <table:table-cell table:style-name="ce29" office:value-type="string">
            <text:p>Il est difficile de faire respecter la règle des contrastes avec un texte sur image. </text:p>
          </table:table-cell>
          <table:table-cell table:style-name="ce34" office:value-type="string">
            <text:p>Il y a des solutions alternatifs comme faire un text-shadow comme j'ai fais sur le site amélioré. <text:s text:c="3"/></text:p>
          </table:table-cell>
          <table:table-cell table:style-name="ce30" office:value-type="string">
            <text:p><text:a xlink:href="https://www.tanaguru.com/contrastes-couleurs-choisir-combinaisons-accessibles/">https://www.tanaguru.com/contrastes-couleurs-choisir-combinaisons-accessibles/</text:a> </text:p>
          </table:table-cell>
          <table:table-cell table:number-columns-repeated="1018"/>
        </table:table-row>
        <table:table-row table:style-name="ro5">
          <table:table-cell office:value-type="string">
            <text:p>Accessibilité </text:p>
          </table:table-cell>
          <table:table-cell office:value-type="string">
            <text:p>Un bouton 'toogle navigation' apparaît dans la page contact</text:p>
          </table:table-cell>
          <table:table-cell office:value-type="string">
            <text:p>la class .sr-only veut dire screen reader only, le bouton est donc la pour les personnes aveugles. Etant un site de web design il est préférable de le cacher avec le css et ne pas le supprimer.</text:p>
          </table:table-cell>
          <table:table-cell office:value-type="string">
            <text:p>Afficher le bouton ne pousse pas l’utilisateur a rester sur la page, il peut donc influencer indirectement notre référencement <text:s/>car il ne le poussera a rester sur le site ni a le partager.</text:p>
          </table:table-cell>
          <table:table-cell office:value-type="string">
            <text:p>Utiliser un code css pour ne pas l'afficher. Meilleurs option trouvé par la suite, remplacer le link bootstrap.min.css par bootstrap.css ! <text:s text:c="2"/></text:p>
          </table:table-cell>
          <table:table-cell table:style-name="ce30" office:value-type="string">
            <text:p><text:a xlink:href="https://stackoverflow.com/questions/19758598/what-is-sr-only-in-bootstrap-3">https://stackoverflow.com/questions/19758598/what-is-sr-only-in-bootstrap-3</text:a> </text:p>
          </table:table-cell>
          <table:table-cell table:number-columns-repeated="1018"/>
        </table:table-row>
        <table:table-row table:style-name="ro2">
          <table:table-cell table:number-columns-repeated="5"/>
          <table:table-cell table:style-name="ce30"/>
          <table:table-cell table:number-columns-repeated="1018"/>
        </table:table-row>
        <table:table-row table:style-name="ro2">
          <table:table-cell table:number-columns-repeated="1024"/>
        </table:table-row>
        <table:table-row table:style-name="ro7">
          <table:table-cell table:style-name="ce13" office:value-type="string" table:number-columns-spanned="2" table:number-rows-spanned="1">
            <text:p>7. Assurer la partie responsive</text:p>
          </table:table-cell>
          <table:covered-table-cell table:style-name="ce24"/>
          <table:table-cell table:style-name="ce24"/>
          <table:table-cell table:style-name="ce36"/>
          <table:table-cell table:style-name="ce24" table:number-columns-repeated="2"/>
          <table:table-cell table:style-name="Default" table:number-columns-repeated="1018"/>
        </table:table-row>
        <table:table-row table:style-name="ro2">
          <table:table-cell table:style-name="ce14" table:number-columns-spanned="2" table:number-rows-spanned="1"/>
          <table:covered-table-cell table:style-name="ce24"/>
          <table:table-cell table:style-name="ce24"/>
          <table:table-cell table:style-name="ce36"/>
          <table:table-cell table:style-name="ce24" table:number-columns-repeated="2"/>
          <table:table-cell table:style-name="Default" table:number-columns-repeated="1018"/>
        </table:table-row>
        <table:table-row table:style-name="ro3">
          <table:table-cell office:value-type="string">
            <text:p>SEO</text:p>
          </table:table-cell>
          <table:table-cell office:value-type="string">
            <text:p>Les polices sont trop petites</text:p>
          </table:table-cell>
          <table:table-cell office:value-type="string">
            <text:p>Pour l'utilisation sur un smart phone, la taille des polices doit être a 12px minimum. </text:p>
          </table:table-cell>
          <table:table-cell office:value-type="string">
            <text:p>Certaines tailles de polices sont trop petites.</text:p>
          </table:table-cell>
          <table:table-cell office:value-type="string">
            <text:p>Changer la taille de la police des paragraphes , 14px pour tout le site. </text:p>
          </table:table-cell>
          <table:table-cell office:value-type="string">
            <text:p><text:a xlink:href="https://web.dev/font-size/?utm_source=lighthouse&amp;utm_medium=devtools">https://web.dev/font-size/?utm_source=lighthouse&amp;utm_medium=devtools</text:a></text:p>
          </table:table-cell>
          <table:table-cell table:number-columns-repeated="1018"/>
        </table:table-row>
        <table:table-row table:style-name="ro3">
          <table:table-cell office:value-type="string">
            <text:p>Accessibilité </text:p>
          </table:table-cell>
          <table:table-cell table:style-name="ce24" office:value-type="string">
            <text:p>Dans la page contact le bouton de la nav ne fonctionne pas pour les ecrans plus petit que 768 px</text:p>
          </table:table-cell>
          <table:table-cell office:value-type="string">
            <text:p>S'assurer que la navigation est fonctionnel.</text:p>
          </table:table-cell>
          <table:table-cell office:value-type="string">
            <text:p>Certains liens des fichiers javascript sont en .min.js mais pas présent dans notre dossier</text:p>
          </table:table-cell>
          <table:table-cell office:value-type="string">
            <text:p>Les remplacer par les bons fichier.</text:p>
          </table:table-cell>
          <table:table-cell office:value-type="string">
            <text:p><text:a xlink:href="https://getbootstrap.com/docs/4.0/components/navbar/">https://getbootstrap.com/docs/4.0/components/navbar/</text:a></text:p>
          </table:table-cell>
          <table:table-cell table:number-columns-repeated="1018"/>
        </table:table-row>
        <table:table-row table:style-name="ro4">
          <table:table-cell table:style-name="ce15" table:number-columns-spanned="2" table:number-rows-spanned="1"/>
          <table:covered-table-cell/>
          <table:table-cell table:number-columns-repeated="1022"/>
        </table:table-row>
        <table:table-row table:style-name="ro4" table:number-rows-repeated="3">
          <table:table-cell table:style-name="ce15"/>
          <table:table-cell table:number-columns-repeated="1023"/>
        </table:table-row>
        <table:table-row table:style-name="ro2">
          <table:table-cell table:style-name="Default"/>
          <table:table-cell table:style-name="ce24" table:number-columns-repeated="5"/>
          <table:table-cell table:style-name="Default" table:number-columns-repeated="1018"/>
        </table:table-row>
        <table:table-row table:style-name="ro7">
          <table:table-cell table:style-name="ce13" office:value-type="string">
            <text:p>8. La Sementique </text:p>
          </table:table-cell>
          <table:table-cell table:style-name="ce24" table:number-columns-repeated="5"/>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3">
          <table:table-cell office:value-type="string">
            <text:p>SEO </text:p>
          </table:table-cell>
          <table:table-cell office:value-type="string">
            <text:p>pas de balise &lt;address&gt; pour la partie contact et police trop petite.</text:p>
          </table:table-cell>
          <table:table-cell office:value-type="string">
            <text:p>Il est recommande d'utiliser la balise &lt;adress&gt; pour les informations, comme adresse e-mail, postale et numéro de téléphone <text:s/></text:p>
          </table:table-cell>
          <table:table-cell office:value-type="string">
            <text:p>la balise &lt;address&gt; n'est pas utilisée dans l'Html de la page 2.</text:p>
          </table:table-cell>
          <table:table-cell office:value-type="string">
            <text:p>Changer &lt;div&gt; par &lt;address&gt; au niveau des contacts dans la page 2</text:p>
          </table:table-cell>
          <table:table-cell table:style-name="ce30" office:value-type="string">
            <text:p><text:a xlink:href="https://developer.mozilla.org/fr/docs/Web/HTML/Element/address">https://developer.mozilla.org/fr/docs/Web/HTML/Element/address</text:a> </text:p>
          </table:table-cell>
          <table:table-cell table:number-columns-repeated="1018"/>
        </table:table-row>
        <table:table-row table:style-name="ro5">
          <table:table-cell office:value-type="string">
            <text:p>SEO </text:p>
          </table:table-cell>
          <table:table-cell office:value-type="string">
            <text:p>Structurer notre code html</text:p>
          </table:table-cell>
          <table:table-cell office:value-type="string">
            <text:p>Elles fournissent une sémantique supplémentaire aux lecteurs d’écran (et à d’autres outils) pour donner à l’utilisateur des indices supplémentaires sur le contenu qu’il navigue</text:p>
          </table:table-cell>
          <table:table-cell office:value-type="string">
            <text:p>Il n'y a que des balises &lt;div&gt;, le code n'est pas bien structuré. </text:p>
          </table:table-cell>
          <table:table-cell office:value-type="string">
            <text:p>Mettre un &lt;header&gt;, &lt;main&gt;, &lt;section&gt;, &lt;footer&gt; a la place des &lt;div&gt;</text:p>
          </table:table-cell>
          <table:table-cell office:value-type="string">
            <text:p><text:a xlink:href="https://developer.mozilla.org/fr/docs/Apprendre/a11y/HTML">https://developer.mozilla.org/fr/docs/Apprendre/a11y/HTML</text:a></text:p>
          </table:table-cell>
          <table:table-cell table:number-columns-repeated="1018"/>
        </table:table-row>
        <table:table-row table:style-name="ro2">
          <table:table-cell table:number-columns-repeated="1024"/>
        </table:table-row>
        <table:table-row table:style-name="ro4">
          <table:table-cell table:style-name="ce16" office:value-type="string">
            <text:p>9. le formulaire</text:p>
          </table:table-cell>
          <table:table-cell table:style-name="ce21" table:number-columns-repeated="3"/>
          <table:table-cell table:style-name="ce24" table:number-columns-repeated="2"/>
          <table:table-cell table:number-columns-repeated="1018"/>
        </table:table-row>
        <table:table-row table:style-name="ro3">
          <table:table-cell table:style-name="ce17" office:value-type="string">
            <text:p>accessibilité</text:p>
          </table:table-cell>
          <table:table-cell office:value-type="string">
            <text:p>Le formulaire beug</text:p>
          </table:table-cell>
          <table:table-cell office:value-type="string">
            <text:p>Ne pas mettre required : ''email'' si l'on a pas besoin de l'adresse e-mail</text:p>
          </table:table-cell>
          <table:table-cell office:value-type="string">
            <text:p>Dans la rubrique comment nous avez vous connu, le site réclame une adresse e-mail</text:p>
          </table:table-cell>
          <table:table-cell office:value-type="string">
            <text:p>Enlever e-mail de 'required' tout simplement</text:p>
          </table:table-cell>
          <table:table-cell table:style-name="ce30" office:value-type="string">
            <text:p><text:a xlink:href="https://developer.mozilla.org/fr/docs/Web/Guide/HTML/Formulaires/Mon_premier_formulaire_HTML">https://developer.mozilla.org/fr/docs/Web/Guide/HTML/Formulaires/Mon_premier_formulaire_HTML</text:a> </text:p>
          </table:table-cell>
          <table:table-cell table:number-columns-repeated="1018"/>
        </table:table-row>
        <table:table-row table:style-name="ro4">
          <table:table-cell table:style-name="ce13" office:value-type="string">
            <text:p>10. Les liens</text:p>
          </table:table-cell>
          <table:table-cell table:style-name="ce24" table:number-columns-repeated="5"/>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8">
          <table:table-cell table:style-name="ce18" office:value-type="string">
            <text:p>Seo </text:p>
          </table:table-cell>
          <table:table-cell table:style-name="ce26" office:value-type="string">
            <text:p>Liens sortants externes non pertinents dans footer.</text:p>
          </table:table-cell>
          <table:table-cell table:style-name="ce20" office:value-type="string">
            <text:p>Mettre liens utiles a l’internaute, Ne pas mettre trop de liens sortants, Préférer des liens contextuelles plutôt que structurelle (préférer le corps du texte que dans le footer par exemple)</text:p>
          </table:table-cell>
          <table:table-cell table:style-name="ce39" office:value-type="string">
            <text:p>Les liens sortants sont inutiles pour nous, a part certains mots clés que l'on puisse mettre dans les ancres. Il est donc préférable d'avoir des liens vers des sites de qualités,qui ont un rapport avec notre domaine et d'avoir des backlinks provenant de ces sites et non des annuaires de seo qui ressemblent a des liens payants ou des sites qui n'ont complètement rien a voir avec le Web deisgn. <text:s/>On risque de se prendre une pénalité Google pour essayer de récupérer des liens de faibles qualités </text:p>
          </table:table-cell>
          <table:table-cell table:style-name="ce20" office:value-type="string">
            <text:p>Supprimer les liens partenaires et annuaires du Footer. Essayer de récupérer des liens plus pertinents et de les placer dans notre corps de textes plutôt que dans le 'footer'. Chercher des échanges de liens avec nos anciens clients par exemple, sur nos réseaux sociaux ou encore sur des commerces a proximités du notre.</text:p>
          </table:table-cell>
          <table:table-cell table:style-name="ce32" office:value-type="string">
            <text:p><text:a xlink:href="https://smartkeyword.io/seo-algorithme-google-google-pingouin/">https://smartkeyword.io/seo-algorithme-google-google-pingouin/</text:a> <text:a xlink:href="https://optimiz.me/liens-externes-liens-sortants-dune-page/">https://optimiz.me/liens-externes-liens-sortants-dune-page/</text:a> <text:a xlink:href="https://www.youtube.com/watch?v=naIq2Fnbcic&amp;t=327s">https://www.youtube.com/watch?v=naIq2Fnbcic&amp;t=327s</text:a></text:p>
            <text:p/>
          </table:table-cell>
          <table:table-cell table:style-name="ce46" table:number-columns-repeated="1018"/>
        </table:table-row>
        <table:table-row table:style-name="ro5">
          <table:table-cell table:style-name="ce18" office:value-type="string">
            <text:p>SEO </text:p>
          </table:table-cell>
          <table:table-cell table:style-name="ce26" office:value-type="string">
            <text:p>Liens vers les réseaux sociaux renvoient tous vers index.html</text:p>
          </table:table-cell>
          <table:table-cell table:style-name="ce20" office:value-type="string">
            <text:p>Vérifiez que vos page et vos posts sont bien publics pour pouvoir être accessibles depuis Google et les ouvrir dans un autre onglet.</text:p>
          </table:table-cell>
          <table:table-cell table:style-name="ce39" office:value-type="string">
            <text:p>Les liens de nos réseaux sociaux nous renvoient vers la page d'accueil. </text:p>
          </table:table-cell>
          <table:table-cell table:style-name="ce20" office:value-type="string">
            <text:p>Changer la direction 'href' des liens pour nous renvoyer sur un nouvel onglet ou l'on y trouve nos pages publics facebook, twitter.. et rajouter un traget blank</text:p>
          </table:table-cell>
          <table:table-cell table:style-name="ce32" office:value-type="string">
            <text:p><text:a xlink:href="https://www.journalducm.com/importance-reseaux-sociaux-seo/">https://www.journalducm.com/importance-reseaux-sociaux-seo/</text:a> </text:p>
          </table:table-cell>
          <table:table-cell table:style-name="ce46" table:number-columns-repeated="1018"/>
        </table:table-row>
        <table:table-row table:style-name="ro9">
          <table:table-cell table:style-name="ce18" office:value-type="string">
            <text:p>SEO </text:p>
          </table:table-cell>
          <table:table-cell table:style-name="ce26" office:value-type="string">
            <text:p>Ancre de lien 'page2' a changer avec mot clé comme contact.</text:p>
          </table:table-cell>
          <table:table-cell table:style-name="ce32" office:value-type="string">
            <text:p>L’ancre doit inciter au clic et contenir des mots descriptifs en rapport avec la page de destination. </text:p>
          </table:table-cell>
          <table:table-cell table:style-name="ce32" office:value-type="string">
            <text:p> l’ancre du lien doit contenir des mots-clés stratégiques autant pour assurer la bonne compréhension par les moteurs que pour inciter au clic hors 'page2' n'est pas très pertinent. Le positionnement d’une page dans les résultats de Google sera amélioré si cette page reçoit des liens</text:p>
          </table:table-cell>
          <table:table-cell table:style-name="ce20" office:value-type="string">
            <text:p>Modifier l'ancre de lien page2 par contact.</text:p>
          </table:table-cell>
          <table:table-cell table:style-name="ce32" office:value-type="string">
            <text:p><text:a xlink:href="https://optimiz.me/lancre-du-lien/">https://optimiz.me/lancre-du-lien/</text:a> </text:p>
          </table:table-cell>
          <table:table-cell table:style-name="ce46" table:number-columns-repeated="1018"/>
        </table:table-row>
        <table:table-row table:style-name="ro5">
          <table:table-cell table:style-name="ce18" office:value-type="string">
            <text:p>Accessibilité </text:p>
          </table:table-cell>
          <table:table-cell table:style-name="ce26" office:value-type="string">
            <text:p>Liens du header inchangés <text:s/>lorsqu'on passe la souris dessus</text:p>
          </table:table-cell>
          <table:table-cell table:style-name="ce32" office:value-type="string">
            <text:p>les faire réagir d'une manière ou d'une autre lorsqu'ils sont survolés ou lorsqu'ils ont reçu la focalisation, et d'une manière légèrement différente lorsqu'ils sont activés.</text:p>
          </table:table-cell>
          <table:table-cell table:style-name="ce32" office:value-type="string">
            <text:p>L'utilisateur ne devinera peut être pas que notre menu de navigation en est un.</text:p>
          </table:table-cell>
          <table:table-cell table:style-name="ce24" office:value-type="string">
            <text:p>Utiliser la propriété css, text-decoration: underline pour souligner ou tranform: scale(1.3 par exemple) pour le grossir.</text:p>
          </table:table-cell>
          <table:table-cell table:style-name="ce32" office:value-type="string">
            <text:p><text:a xlink:href="https://developer.mozilla.org/fr/docs/Learn/CSS/Styling_text/Mise_en_forme_des_liens">https://developer.mozilla.org/fr/docs/Learn/CSS/Styling_text/Mise_en_forme_des_liens</text:a> </text:p>
          </table:table-cell>
          <table:table-cell table:style-name="ce46" table:number-columns-repeated="1018"/>
        </table:table-row>
        <table:table-row table:style-name="ro6">
          <table:table-cell table:style-name="ce18" office:value-type="string">
            <text:p>Accessibilité </text:p>
          </table:table-cell>
          <table:table-cell table:style-name="ce26" office:value-type="string">
            <text:p>Il n'y a pas de 'title' dans les liens</text:p>
          </table:table-cell>
          <table:table-cell table:style-name="ce32" office:value-type="string">
            <text:p>L'attribut TITLE est un attribut servant à l'accessibilité, Un site accessible est apprécié par Google et la présence d'attributs TITLE sur vos liens permet de donner un petit plus à votre site qui peut se traduire par un meilleur positionnement des les pages de résultat de recherches.</text:p>
          </table:table-cell>
          <table:table-cell table:style-name="ce32" office:value-type="string">
            <text:p>Il n'y a aucun titre avec titre dans les balises liens</text:p>
          </table:table-cell>
          <table:table-cell table:style-name="ce41" office:value-type="string">
            <text:p>rajouter title= ''….'' avec un titre pertinent à la place des petits points</text:p>
          </table:table-cell>
          <table:table-cell table:style-name="ce43" office:value-type="string">
            <text:p><text:a xlink:href="https://html.com/attributes/a-title/">https://html.com/attributes/a-title/</text:a> <text:a xlink:href="http://www.indg.fr/SEO/attribut-title-liens.html">http://www.indg.fr/SEO/attribut-title-liens.html</text:a></text:p>
          </table:table-cell>
          <table:table-cell table:style-name="ce46"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10">
          <table:table-cell table:style-name="ce19" office:value-type="string">
            <text:p>11. Autres recomendations pour la suite</text:p>
          </table:table-cell>
          <table:table-cell table:style-name="ce24" table:number-columns-repeated="5"/>
          <table:table-cell table:style-name="Default" table:number-columns-repeated="1018"/>
        </table:table-row>
        <table:table-row table:style-name="ro3">
          <table:table-cell table:style-name="ce20" office:value-type="string">
            <text:p>SEO</text:p>
          </table:table-cell>
          <table:table-cell table:style-name="ce27" office:value-type="string">
            <text:p>eviter les!important ds css</text:p>
          </table:table-cell>
          <table:table-cell table:style-name="ce32" office:value-type="string">
            <text:p>Cette syntaxe est à éviter car elle oblige le navigateur à vérifier tout votre code.</text:p>
          </table:table-cell>
          <table:table-cell table:style-name="ce39" office:value-type="string">
            <text:p><text:s/>Si les fichiers CSS sont conséquents, cette pratique ralentira le temps de chargement de votre site web.</text:p>
          </table:table-cell>
          <table:table-cell table:style-name="ce20" office:value-type="string">
            <text:p>Réorganiser le code css pour éviter l'ajout de!important </text:p>
          </table:table-cell>
          <table:table-cell table:style-name="ce20" office:value-type="string">
            <text:p><text:a xlink:href="https://www.codeur.com/blog/css-optimiser-vitesse-site-web">https://www.codeur.com/blog/css-optimiser-vitesse-site-web</text:a></text:p>
          </table:table-cell>
          <table:table-cell table:style-name="ce46" table:number-columns-repeated="1018"/>
        </table:table-row>
        <table:table-row table:style-name="ro5">
          <table:table-cell table:style-name="ce20" office:value-type="string">
            <text:p>SEO</text:p>
          </table:table-cell>
          <table:table-cell office:value-type="string">
            <text:p>ajouter async ou defer dans lien js </text:p>
          </table:table-cell>
          <table:table-cell office:value-type="string">
            <text:p>Executer les fichiers Js de manière asynchrone ou différée avec les attributs async ou defer.</text:p>
          </table:table-cell>
          <table:table-cell office:value-type="string">
            <text:p>Les fichiers JS bloquent le rendu HTML de la page. Le temps chargement de la page est gêné par l’attente d’un script lent.</text:p>
          </table:table-cell>
          <table:table-cell office:value-type="string">
            <text:p>Si l’ordre d'exécution n’a pas d’importance et que les scripts peuvent être exécutés dès qu’ils sont disponibles, préférez la méthode asynchrone, Sinon utiliser defer.</text:p>
          </table:table-cell>
          <table:table-cell table:style-name="ce30" office:value-type="string">
            <text:p><text:a xlink:href="https://developer.mozilla.org/fr/docs/Web/HTML/Element/script">https://developer.mozilla.org/fr/docs/Web/HTML/Element/script</text:a> <text:a xlink:href="https://www.kiwii.ch/fr/marketing-digital/sem/referencement-seo/performances-seo-chargement-rapide/">https://www.kiwii.ch/fr/marketing-digital/sem/referencement-seo/performances-seo-chargement-rapide/</text:a></text:p>
          </table:table-cell>
          <table:table-cell table:number-columns-repeated="1018"/>
        </table:table-row>
        <table:table-row table:style-name="ro2">
          <table:table-cell table:style-name="ce20" office:value-type="string">
            <text:p>SEO</text:p>
          </table:table-cell>
          <table:table-cell table:style-name="ce24" table:number-columns-repeated="5"/>
          <table:table-cell table:style-name="Default" table:number-columns-repeated="1018"/>
        </table:table-row>
        <table:table-row table:style-name="ro2">
          <table:table-cell table:style-name="ce20" office:value-type="string">
            <text:p>SEO</text:p>
          </table:table-cell>
          <table:table-cell table:style-name="ce28"/>
          <table:table-cell table:style-name="ce21" table:number-columns-repeated="2"/>
          <table:table-cell table:style-name="ce41"/>
          <table:table-cell table:style-name="ce24"/>
          <table:table-cell table:style-name="Default" table:number-columns-repeated="1018"/>
        </table:table-row>
        <table:table-row table:style-name="ro2">
          <table:table-cell table:style-name="ce20" office:value-type="string">
            <text:p>SEO</text:p>
          </table:table-cell>
          <table:table-cell table:style-name="ce24" table:number-columns-repeated="5"/>
          <table:table-cell table:style-name="Default" table:number-columns-repeated="1018"/>
        </table:table-row>
        <table:table-row table:style-name="ro5">
          <table:table-cell table:style-name="ce20" office:value-type="string">
            <text:p>SEO</text:p>
          </table:table-cell>
          <table:table-cell office:value-type="string">
            <text:p>très peu de pages seulement 2</text:p>
          </table:table-cell>
          <table:table-cell office:value-type="string">
            <text:p>Google et les autres moteurs de recherche sont friands de contenu. Ils aiment qu’on leur en fournisse afin qu’ils soient proposés à ses clients. Ils favorisent les sites ayant du contenu</text:p>
          </table:table-cell>
          <table:table-cell office:value-type="string">
            <text:p>Un site avec très peu de pages aura moins de contenu et aura moins de mots clés sur lesquelles s'appuyer </text:p>
          </table:table-cell>
          <table:table-cell office:value-type="string">
            <text:p>Essayer de rajouter de nouvelles pages avec plus de contenus</text:p>
          </table:table-cell>
          <table:table-cell office:value-type="string">
            <text:p><text:a xlink:href="https://www.webmarketing-com.com/2018/03/16/72759-bien-referencer-site-one-page">https://www.webmarketing-com.com/2018/03/16/72759-bien-referencer-site-one-page</text:a></text:p>
          </table:table-cell>
          <table:table-cell table:number-columns-repeated="1018"/>
        </table:table-row>
        <table:table-row table:style-name="ro5">
          <table:table-cell table:style-name="ce20" office:value-type="string">
            <text:p>SEO</text:p>
          </table:table-cell>
          <table:table-cell office:value-type="string">
            <text:p>Pas de lien vers nos clients</text:p>
          </table:table-cell>
          <table:table-cell office:value-type="string">
            <text:p>Il est important pour un client potentiel de voir les travaux déjà effectuer par l'entreprise de webdesign afin d'instaurer une confiance.</text:p>
          </table:table-cell>
          <table:table-cell office:value-type="string">
            <text:p>Sans liens vers les sites de nos anciens clients, les futurs clients ne pourront pas voir nos travaux effectué et cela nous permettrai de leurs demander de' baclinker' <text:s/>notre site</text:p>
          </table:table-cell>
          <table:table-cell office:value-type="string">
            <text:p>Faire un lien vers nos anciens clients et leur demander d'ajouter un lien vers le notre sur leurs sites.</text:p>
          </table:table-cell>
          <table:table-cell table:style-name="ce30" office:value-type="string">
            <text:p><text:a xlink:href="https://www.webmarketing-com.com/2020/01/06/97315-seo-etapes-strategie-netlinking-efficace">https://www.webmarketing-com.com/2020/01/06/97315-seo-etapes-strategie-netlinking-efficace</text:a> </text:p>
          </table:table-cell>
          <table:table-cell table:number-columns-repeated="1018"/>
        </table:table-row>
        <table:table-row table:style-name="ro5">
          <table:table-cell table:style-name="ce20" office:value-type="string">
            <text:p>SEO</text:p>
          </table:table-cell>
          <table:table-cell office:value-type="string">
            <text:p>pas d'espaces de contenu</text:p>
          </table:table-cell>
          <table:table-cell office:value-type="string">
            <text:p>Google apprécie les sites fréquemment mis à jour. Environ 5% du contenu textuel doit être modifié pour que le spider (robot) estime qu’il s’agit d’un nouveau contenu.</text:p>
          </table:table-cell>
          <table:table-cell table:style-name="ce40" office:value-type="string">
            <text:p>les sites qui publient peu de nouveau contenu sont considérés comme moins pertinents par les moteurs de recherche </text:p>
          </table:table-cell>
          <table:table-cell office:value-type="string">
            <text:p>Ajouter des articles régulièrement par exemple.</text:p>
          </table:table-cell>
          <table:table-cell table:style-name="ce30" office:value-type="string">
            <text:p><text:a xlink:href="https://optimiz.me/mettre-a-jour-son-contenu/">https://optimiz.me/mettre-a-jour-son-contenu/</text:a> </text:p>
          </table:table-cell>
          <table:table-cell table:number-columns-repeated="1018"/>
        </table:table-row>
        <table:table-row table:style-name="ro5">
          <table:table-cell table:style-name="ce20" office:value-type="string">
            <text:p>SEO</text:p>
          </table:table-cell>
          <table:table-cell office:value-type="string">
            <text:p>liens qui envoient erreur 404 pas personnalisé</text:p>
          </table:table-cell>
          <table:table-cell table:style-name="ce24" office:value-type="string">
            <text:p>s’assurer de la validité de chaque lien présent sur le site</text:p>
          </table:table-cell>
          <table:table-cell table:style-name="ce40" office:value-type="string">
            <text:p> Un lien mort est un mauvais signal envoyé aux moteurs de recherches. </text:p>
          </table:table-cell>
          <table:table-cell office:value-type="string">
            <text:p>Créer des pages erreurs 404 personnalises. Aide l’internaute à retrouver son chemin. S’il est bien faite, elle peut donner envie au visiteur de rester sur votre site.</text:p>
          </table:table-cell>
          <table:table-cell table:style-name="ce30" office:value-type="string">
            <text:p><text:a xlink:href="https://www.mediamiu.com/seo/structure-technique/parametres/accessibilite/">https://www.mediamiu.com/seo/structure-technique/parametres/accessibilite/</text:a> </text:p>
          </table:table-cell>
          <table:table-cell table:number-columns-repeated="1018"/>
        </table:table-row>
        <table:table-row table:style-name="ro3">
          <table:table-cell table:style-name="ce20" office:value-type="string">
            <text:p>SEO</text:p>
          </table:table-cell>
          <table:table-cell office:value-type="string">
            <text:p>trouver plus de liens chez blogueurs ou autres sites en rapport avec le web design</text:p>
          </table:table-cell>
          <table:table-cell office:value-type="string">
            <text:p>Plus on a de liens vers notre site, plus on améliore sa notoriété et donc son référencement</text:p>
          </table:table-cell>
          <table:table-cell office:value-type="string">
            <text:p>Les liens que l'ont avaient dans le footer n’était pas pertinents..</text:p>
          </table:table-cell>
          <table:table-cell office:value-type="string">
            <text:p>Essayer de récupérer des liens vers des blogueur lyonnais par exemple ou des sites de web développement</text:p>
          </table:table-cell>
          <table:table-cell office:value-type="string">
            <text:p><text:a xlink:href="https://www.webmarketing-com.com/2020/01/06/97315-seo-etapes-strategie-netlinking-efficace">https://www.webmarketing-com.com/2020/01/06/97315-seo-etapes-strategie-netlinking-efficace</text:a> </text:p>
          </table:table-cell>
          <table:table-cell table:number-columns-repeated="1018"/>
        </table:table-row>
        <table:table-row table:style-name="ro3">
          <table:table-cell table:style-name="ce20" office:value-type="string">
            <text:p>SEO</text:p>
          </table:table-cell>
          <table:table-cell table:style-name="ce24" office:value-type="string">
            <text:p>code HTML et css beaucoup trop long, trop de répétition et trop de contenus inutiles.</text:p>
          </table:table-cell>
          <table:table-cell table:style-name="ce24" office:value-type="string">
            <text:p>Un <text:s/>code court aura une meilleur performance, et sera plus facile a maintenir</text:p>
          </table:table-cell>
          <table:table-cell table:style-name="ce24" office:value-type="string">
            <text:p>Il y a pas mal de répétition et de propriété inutile dans le code css</text:p>
          </table:table-cell>
          <table:table-cell table:style-name="ce24" office:value-type="string">
            <text:p>Refaire le site en utilisant SASS, des variables, éviter les répétitions <text:s/></text:p>
          </table:table-cell>
          <table:table-cell table:style-name="ce24" office:value-type="string">
            <text:p><text:a xlink:href="https://fr.oncrawl.com/referencement/5-techniques-css-seo/">https://fr.oncrawl.com/referencement/5-techniques-css-seo/</text:a></text:p>
          </table:table-cell>
          <table:table-cell table:style-name="Default" table:number-columns-repeated="1018"/>
        </table:table-row>
        <table:table-row table:style-name="ro5">
          <table:table-cell table:style-name="ce21" office:value-type="string">
            <text:p>Accessibilité </text:p>
          </table:table-cell>
          <table:table-cell table:style-name="ce28" office:value-type="string">
            <text:p>Le site n'est pas en mobile-first</text:p>
          </table:table-cell>
          <table:table-cell table:style-name="ce24" office:value-type="string">
            <text:p>La version mobile du site sera celle regarder en premier par l'algorithme google.</text:p>
          </table:table-cell>
          <table:table-cell table:style-name="ce31" office:value-type="string">
            <text:p>Googlebot crawl désormais, en priorité, la version mobile d’une page, plutôt que la version bureau, pour évaluer la pertinence de celle-ci. </text:p>
          </table:table-cell>
          <table:table-cell table:style-name="ce24" office:value-type="string">
            <text:p>Si l'on refait le site, commencer par la version mobile</text:p>
          </table:table-cell>
          <table:table-cell table:style-name="ce31" office:value-type="string">
            <text:p><text:a xlink:href="https://optimiz.me/lindex-mobile-first-de-google-le-guide-complet/">https://optimiz.me/lindex-mobile-first-de-google-le-guide-complet/</text:a> </text:p>
          </table:table-cell>
          <table:table-cell table:style-name="Default" table:number-columns-repeated="1018"/>
        </table:table-row>
        <table:table-row table:style-name="ro3">
          <table:table-cell table:style-name="ce21" office:value-type="string">
            <text:p>Accessibilité </text:p>
          </table:table-cell>
          <table:table-cell table:style-name="ce24" office:value-type="string">
            <text:p>images pas centré et <text:s/>pas de même taille sur la version mobile</text:p>
          </table:table-cell>
          <table:table-cell table:style-name="ce24" office:value-type="string">
            <text:p>Avoir une bonne mise en page, pour refléter une entreprise professionnel.</text:p>
          </table:table-cell>
          <table:table-cell table:style-name="ce24" office:value-type="string">
            <text:p>Une agence de webdesign qui n'a pas un bon design n'inspire pas confiance</text:p>
          </table:table-cell>
          <table:table-cell table:style-name="ce24" office:value-type="string">
            <text:p>Travailler sur la mise en page du site</text:p>
          </table:table-cell>
          <table:table-cell table:style-name="ce24" office:value-type="string">
            <text:p><text:a xlink:href="https://developer.mozilla.org/fr/docs/Apprendre/CSS/CSS_layout/Introduction">https://developer.mozilla.org/fr/docs/Apprendre/CSS/CSS_layout/Introduction</text:a></text:p>
          </table:table-cell>
          <table:table-cell table:style-name="Default" table:number-columns-repeated="1018"/>
        </table:table-row>
        <table:table-row table:style-name="ro3">
          <table:table-cell table:style-name="ce20" office:value-type="string">
            <text:p>SEO</text:p>
          </table:table-cell>
          <table:table-cell table:style-name="ce24" office:value-type="string">
            <text:p>les fichiers min.css et js.css sont manquant</text:p>
          </table:table-cell>
          <table:table-cell table:style-name="ce32" office:value-type="string">
            <text:p>les bénéfices sont immédiats sur la rapidité de chargement de vos pages. </text:p>
          </table:table-cell>
          <table:table-cell table:style-name="ce24" office:value-type="string">
            <text:p>La performance n'est pas optimal</text:p>
          </table:table-cell>
          <table:table-cell table:style-name="ce24" office:value-type="string">
            <text:p>minifier les fichiers css et js </text:p>
          </table:table-cell>
          <table:table-cell table:style-name="ce32" office:value-type="string">
            <text:p><text:a xlink:href="https://graphiste.com/blog/outil-gratuit-minifier-css-html-javascript">https://graphiste.com/blog/outil-gratuit-minifier-css-html-javascript</text:a> </text:p>
          </table:table-cell>
          <table:table-cell table:style-name="Default" table:number-columns-repeated="1018"/>
        </table:table-row>
        <table:table-row table:style-name="ro3">
          <table:table-cell table:style-name="ce20" office:value-type="string">
            <text:p>SEO</text:p>
          </table:table-cell>
          <table:table-cell table:style-name="ce24" office:value-type="string">
            <text:p>Fichier gmap.js alors qu'il n'y a pas de carte google map sur le site.</text:p>
          </table:table-cell>
          <table:table-cell table:style-name="ce32" office:value-type="string">
            <text:p>L’avantage d’être sur Google Maps, c’est d’apparaître en haut des résultats Google  </text:p>
          </table:table-cell>
          <table:table-cell table:style-name="ce24" office:value-type="string">
            <text:p>Le lien du fichier est présent <text:s/>dans la page index mais non dans la 2eme. Il ne s'affiche pas sur le site</text:p>
          </table:table-cell>
          <table:table-cell table:style-name="ce24" office:value-type="string">
            <text:p>Aller dans google my buisness et l’intégrer dans le site</text:p>
          </table:table-cell>
          <table:table-cell table:style-name="ce32" office:value-type="string">
            <text:p><text:a xlink:href="https://www.oscar-referencement.com/apparaitre-sur-google-maps-comment-faire/">https://www.oscar-referencement.com/apparaitre-sur-google-maps-comment-faire/</text:a> </text:p>
          </table:table-cell>
          <table:table-cell table:style-name="Default" table:number-columns-repeated="1018"/>
        </table:table-row>
        <table:table-row table:style-name="ro2">
          <table:table-cell table:style-name="Default"/>
          <table:table-cell table:style-name="ce28"/>
          <table:table-cell table:style-name="ce21" table:number-columns-repeated="2"/>
          <table:table-cell table:style-name="ce41"/>
          <table:table-cell table:style-name="ce24"/>
          <table:table-cell table:style-name="Default" table:number-columns-repeated="1018"/>
        </table:table-row>
        <table:table-row table:style-name="ro2" table:number-rows-repeated="2">
          <table:table-cell table:style-name="Default"/>
          <table:table-cell table:style-name="ce24" table:number-columns-repeated="5"/>
          <table:table-cell table:style-name="Default" table:number-columns-repeated="1018"/>
        </table:table-row>
        <table:table-row table:style-name="ro2">
          <table:table-cell table:style-name="Default"/>
          <table:table-cell table:style-name="ce28"/>
          <table:table-cell table:style-name="ce24" table:number-columns-repeated="4"/>
          <table:table-cell table:style-name="Default" table:number-columns-repeated="1018"/>
        </table:table-row>
        <table:table-row table:style-name="ro2" table:number-rows-repeated="9">
          <table:table-cell table:style-name="Default"/>
          <table:table-cell table:style-name="ce24" table:number-columns-repeated="5"/>
          <table:table-cell table:style-name="Default" table:number-columns-repeated="1018"/>
        </table:table-row>
        <table:table-row table:style-name="ro2" table:number-rows-repeated="1048480">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8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7">27/04/2020</text:date>, <text:time>21:22:2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7T21:22:24.21</dc:date>
    <dc:creator>yann tarr</dc:creator>
    <meta:generator>OpenOffice/4.1.7$Win32 OpenOffice.org_project/417m1$Build-9800</meta:generator>
    <meta:editing-duration>P10DT17H36M55S</meta:editing-duration>
    <meta:editing-cycles>50</meta:editing-cycles>
    <meta:document-statistic meta:table-count="2" meta:cell-count="265" meta:object-count="0"/>
  </office:meta>
</office:document-meta>
</file>